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1900000332100001FFF90206B5A.svm" manifest:media-type=""/>
  <manifest:file-entry manifest:full-path="Pictures/200003E600007FE100003AA1694C0A4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892cm" svg:height="11.412cm" svg:x="0.878cm" svg:y="0.172cm">
          <draw:image xlink:href="Pictures/200003E600007FE100003AA1694C0A49.svm" xlink:type="simple" xlink:show="embed" xlink:actuate="onLoad">
            <text:p/>
          </draw:image>
        </draw:frame>
        <draw:frame draw:style-name="gr1" draw:text-style-name="P1" draw:layer="layout" svg:width="13.473cm" svg:height="8.43cm" svg:x="0.254cm" svg:y="1.665cm">
          <draw:image xlink:href="Pictures/200001900000332100001FFF90206B5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908cm" fo:page-height="11.68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Jastram</meta:initial-creator>
    <meta:creation-date>2014-11-11T08:26:12.761649741</meta:creation-date>
    <dc:date>2014-11-11T11:31:59.235042812</dc:date>
    <dc:creator>Michael Jastram</dc:creator>
    <meta:editing-duration>PT3H4M14S</meta:editing-duration>
    <meta:editing-cycles>2</meta:editing-cycles>
    <meta:generator>LibreOffice/4.1.3.2$Linux_X86_64 LibreOffice_project/410m0$Build-2</meta:generator>
    <meta:document-statistic meta:object-count="2"/>
  </office:meta>
</office:document-meta>
</file>